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Regular" style:font-family-generic="roman" style:font-pitch="variable"/>
    <style:font-face style:name="Noto Serif Mono" svg:font-family="'Noto Serif Mono'" style:font-adornments="Regular" style:font-family-generic="roman"/>
    <style:font-face style:name="Noto Serif Mono CJK SC" svg:font-family="'Noto Serif Mono CJK SC'" style:font-adornments="Regular" style:font-family-generic="roman"/>
    <style:font-face style:name="Noto Serif1" svg:font-family="'Noto Serif'" style:font-adornments="Regular" style:font-family-generic="roman" style:font-pitch="variable"/>
  </office:font-face-decls>
  <office:automatic-styles>
    <style:style style:name="Table2" style:family="table">
      <style:table-properties style:width="6.925in" table:align="margins"/>
    </style:style>
    <style:style style:name="Table2.A" style:family="table-column">
      <style:table-column-properties style:column-width="3.3458in" style:rel-column-width="31663*"/>
    </style:style>
    <style:style style:name="Table2.B" style:family="table-column">
      <style:table-column-properties style:column-width="1.1271in" style:rel-column-width="10666*"/>
    </style:style>
    <style:style style:name="Table2.C" style:family="table-column">
      <style:table-column-properties style:column-width="1.0049in" style:rel-column-width="9509*"/>
    </style:style>
    <style:style style:name="Table2.D" style:family="table-column">
      <style:table-column-properties style:column-width="1.4472in" style:rel-column-width="13697*"/>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fo:font-size="8pt" officeooo:paragraph-rsid="0015a564" style:font-size-asian="8pt" style:font-size-complex="8pt"/>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Footer">
      <style:paragraph-properties fo:text-align="center" style:justify-single-word="false"/>
      <style:text-properties fo:font-size="8pt" officeooo:paragraph-rsid="00037b26" style:font-size-asian="8pt" style:font-size-complex="8pt"/>
    </style:style>
    <style:style style:name="P4" style:family="paragraph" style:parent-style-name="Header">
      <style:text-properties fo:font-size="8pt" style:font-size-asian="7pt" style:font-size-complex="8pt"/>
    </style:style>
    <style:style style:name="P5" style:family="paragraph" style:parent-style-name="Header">
      <style:paragraph-properties fo:text-align="end" style:justify-single-word="false"/>
      <style:text-properties fo:font-size="8pt" officeooo:paragraph-rsid="0005e54c" style:font-size-asian="7pt" style:font-size-complex="8pt"/>
    </style:style>
    <style:style style:name="P6" style:family="paragraph" style:parent-style-name="Horizontal_20_Line">
      <style:paragraph-properties fo:text-align="end" style:justify-single-word="false"/>
      <style:text-properties officeooo:paragraph-rsid="0005e54c"/>
    </style:style>
    <style:style style:name="P7" style:family="paragraph" style:parent-style-name="Table_20_Contents">
      <style:text-properties fo:font-weight="bold" officeooo:rsid="002e8c9e" officeooo:paragraph-rsid="002e8c9e" style:font-weight-asian="bold" style:font-weight-complex="bold"/>
    </style:style>
    <style:style style:name="P8" style:family="paragraph" style:parent-style-name="Frame_20_contents">
      <style:text-properties fo:font-weight="bold" style:font-weight-asian="bold" style:font-weight-complex="bold"/>
    </style:style>
    <style:style style:name="P9" style:family="paragraph" style:parent-style-name="Table_20_Contents">
      <style:text-properties officeooo:rsid="002e8c9e" officeooo:paragraph-rsid="002e8c9e"/>
    </style:style>
    <style:style style:name="P10" style:family="paragraph" style:parent-style-name="Text_20_body">
      <style:text-properties officeooo:rsid="002e8c9e" officeooo:paragraph-rsid="002e8c9e"/>
    </style:style>
    <style:style style:name="P11" style:family="paragraph" style:parent-style-name="Text_20_body">
      <style:text-properties officeooo:rsid="00333d6a" officeooo:paragraph-rsid="00333d6a"/>
    </style:style>
    <style:style style:name="P12" style:family="paragraph" style:parent-style-name="Table_20_Contents">
      <style:text-properties fo:color="#ff8000" loext:opacity="100%" fo:font-weight="bold" officeooo:rsid="00333d6a" officeooo:paragraph-rsid="00333d6a" style:font-weight-asian="bold" style:font-weight-complex="bold"/>
    </style:style>
    <style:style style:name="P13" style:family="paragraph" style:parent-style-name="Table_20_Contents">
      <style:text-properties fo:color="#00a933" loext:opacity="100%" fo:font-weight="bold" officeooo:rsid="00333d6a" officeooo:paragraph-rsid="00333d6a" style:font-weight-asian="bold" style:font-weight-complex="bold"/>
    </style:style>
    <style:style style:name="P14" style:family="paragraph" style:parent-style-name="Table_20_Contents">
      <style:text-properties fo:color="#00a933" loext:opacity="100%" fo:font-weight="bold" officeooo:rsid="002e8c9e" officeooo:paragraph-rsid="002e8c9e" style:font-weight-asian="bold" style:font-weight-complex="bold"/>
    </style:style>
    <style:style style:name="P15" style:family="paragraph" style:parent-style-name="Table_20_Contents">
      <style:text-properties officeooo:paragraph-rsid="00333d6a"/>
    </style:style>
    <style:style style:name="P16" style:family="paragraph" style:parent-style-name="Text_20_body">
      <style:text-properties officeooo:paragraph-rsid="00333d6a"/>
    </style:style>
    <style:style style:name="P17" style:family="paragraph" style:parent-style-name="Table_20_Contents">
      <style:text-properties fo:color="#808080" loext:opacity="100%" officeooo:rsid="00333d6a" officeooo:paragraph-rsid="00333d6a"/>
    </style:style>
    <style:style style:name="P18" style:family="paragraph" style:parent-style-name="Table_20_Contents">
      <style:text-properties fo:color="#808080" loext:opacity="100%" officeooo:paragraph-rsid="00333d6a"/>
    </style:style>
    <style:style style:name="P19" style:family="paragraph" style:parent-style-name="Text_20_body">
      <style:text-properties officeooo:rsid="0030a069" officeooo:paragraph-rsid="00333d6a"/>
    </style:style>
    <style:style style:name="P20" style:family="paragraph" style:parent-style-name="Text_20_body">
      <style:text-properties officeooo:paragraph-rsid="002e8c9e"/>
    </style:style>
    <style:style style:name="P21" style:family="paragraph" style:parent-style-name="Text_20_body">
      <style:text-properties officeooo:rsid="003a107e" officeooo:paragraph-rsid="003a107e"/>
    </style:style>
    <style:style style:name="P22" style:family="paragraph" style:parent-style-name="Text_20_body">
      <style:text-properties officeooo:paragraph-rsid="003b6fc3"/>
    </style:style>
    <style:style style:name="P23" style:family="paragraph" style:parent-style-name="Heading_20_4">
      <style:paragraph-properties fo:break-before="page"/>
      <style:text-properties officeooo:rsid="00333d6a" officeooo:paragraph-rsid="00333d6a"/>
    </style:style>
    <style:style style:name="P24" style:family="paragraph" style:parent-style-name="Heading_20_5">
      <style:paragraph-properties fo:break-before="page"/>
      <style:text-properties officeooo:rsid="00333d6a" officeooo:paragraph-rsid="00333d6a"/>
    </style:style>
    <style:style style:name="P25" style:family="paragraph" style:parent-style-name="Heading_20_5">
      <style:text-properties officeooo:paragraph-rsid="003a107e"/>
    </style:style>
    <style:style style:name="P26" style:family="paragraph" style:parent-style-name="Heading_20_5">
      <style:paragraph-properties fo:break-before="page"/>
      <style:text-properties officeooo:paragraph-rsid="00333d6a"/>
    </style:style>
    <style:style style:name="P27" style:family="paragraph" style:parent-style-name="Text_20_body" style:list-style-name="L1">
      <style:text-properties officeooo:paragraph-rsid="00333d6a"/>
    </style:style>
    <style:style style:name="P28" style:family="paragraph" style:parent-style-name="Text_20_body" style:list-style-name="L2">
      <style:text-properties officeooo:paragraph-rsid="00333d6a"/>
    </style:style>
    <style:style style:name="P29" style:family="paragraph" style:parent-style-name="Text_20_body" style:list-style-name="L3">
      <style:text-properties officeooo:paragraph-rsid="003b6fc3"/>
    </style:style>
    <style:style style:name="P30" style:family="paragraph" style:parent-style-name="Text_20_body" style:list-style-name="L4">
      <style:text-properties officeooo:rsid="00333d6a" officeooo:paragraph-rsid="00333d6a"/>
    </style:style>
    <style:style style:name="P31" style:family="paragraph" style:parent-style-name="Text_20_body">
      <style:text-properties officeooo:paragraph-rsid="003b6fc3"/>
    </style:style>
    <style:style style:name="T1" style:family="text">
      <style:text-properties officeooo:rsid="00036993"/>
    </style:style>
    <style:style style:name="T2" style:family="text">
      <style:text-properties fo:font-style="italic" style:font-style-asian="italic" style:font-style-complex="italic"/>
    </style:style>
    <style:style style:name="T3" style:family="text">
      <style:text-properties fo:font-style="italic" officeooo:rsid="0035c9a6"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officeooo:rsid="002e8c9e"/>
    </style:style>
    <style:style style:name="T7" style:family="text">
      <style:text-properties fo:font-weight="bold" style:font-weight-asian="bold" style:font-weight-complex="bold"/>
    </style:style>
    <style:style style:name="T8" style:family="text">
      <style:text-properties fo:font-weight="bold" officeooo:rsid="00333d6a" style:font-weight-asian="bold" style:font-weight-complex="bold"/>
    </style:style>
    <style:style style:name="T9" style:family="text">
      <style:text-properties fo:font-weight="bold" officeooo:rsid="0035c9a6" style:font-weight-asian="bold" style:font-weight-complex="bold"/>
    </style:style>
    <style:style style:name="T10" style:family="text">
      <style:text-properties fo:font-weight="bold" officeooo:rsid="0039e894" style:font-weight-asian="bold" style:font-weight-complex="bold"/>
    </style:style>
    <style:style style:name="T11" style:family="text">
      <style:text-properties fo:font-weight="bold" officeooo:rsid="003dd209" style:font-weight-asian="bold" style:font-weight-complex="bold"/>
    </style:style>
    <style:style style:name="T12" style:family="text">
      <style:text-properties officeooo:rsid="00333d6a"/>
    </style:style>
    <style:style style:name="T13" style:family="text">
      <style:text-properties officeooo:rsid="0035c9a6"/>
    </style:style>
    <style:style style:name="T14" style:family="text">
      <style:text-properties fo:font-style="normal" fo:font-weight="bold" officeooo:rsid="0035c9a6" style:font-style-asian="normal" style:font-weight-asian="bold" style:font-style-complex="normal" style:font-weight-complex="bold"/>
    </style:style>
    <style:style style:name="T15" style:family="text">
      <style:text-properties officeooo:rsid="0038a5be"/>
    </style:style>
    <style:style style:name="T16" style:family="text">
      <style:text-properties officeooo:rsid="0038ca8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10" text:separation-character="." text:name="Text"/>
        <text:sequence-decl text:display-outline-level="0" text:name="Drawing"/>
        <text:sequence-decl text:display-outline-level="0" text:name="Figure"/>
      </text:sequence-decls>
      <text:h text:style-name="P23" text:outline-level="4"><text:span text:style-name="T13">Cargo</text:span> Packages (<text:span text:style-name="T3">Rust Programming Language</text:span>)</text:h>
      <text:p text:style-name="P16">AutomataCI supports <text:span text:style-name="T13">Cargo packages for Rust Programming Language native ecosystem when a signaling placeholder file with “</text:span><text:span text:style-name="T9">-cargo</text:span><text:span text:style-name="T13">” keyword in its name (e.g. “mypro</text:span><text:span text:style-name="T15">duct</text:span><text:span text:style-name="T14">-cargo</text:span><text:span text:style-name="T13">_any-any”) is detected</text:span>. <text:span text:style-name="T13">The supporting documentations AutomataCI based on are as follows:</text:span></text:p>
      <text:list text:style-name="L1">
        <text:list-item>
          <text:p text:style-name="P27"><text:a xlink:type="simple" xlink:href="https://doc.rust-lang.org/cargo/reference/registries.html" text:style-name="Internet_20_link" text:visited-style-name="Visited_20_Internet_20_Link">https://doc.rust-lang.org/cargo/reference/registries.html</text:a></text:p>
        </text:list-item>
        <text:list-item>
          <text:p text:style-name="P27"><text:a xlink:type="simple" xlink:href="https://doc.rust-lang.org/cargo/reference/manifest.html" text:style-name="Internet_20_link" text:visited-style-name="Visited_20_Internet_20_Link">https://doc.rust-lang.org/cargo/reference/manifest.html</text:a></text:p>
        </text:list-item>
        <text:list-item>
          <text:p text:style-name="P27"><text:a xlink:type="simple" xlink:href="https://doc.rust-lang.org/cargo/reference/publishing.html" text:style-name="Internet_20_link" text:visited-style-name="Visited_20_Internet_20_Link">https://doc.rust-lang.org/cargo/reference/publishing.html</text:a></text:p>
        </text:list-item>
        <text:list-item>
          <text:p text:style-name="P27"><text:a xlink:type="simple" xlink:href="https://doc.rust-lang.org/cargo/guide/cargo-toml-vs-cargo-lock.html" text:style-name="Internet_20_link" text:visited-style-name="Visited_20_Internet_20_Link">https://doc.rust-lang.org/cargo/guide/cargo-toml-vs-cargo-lock.html</text:a></text:p>
        </text:list-item>
      </text:list>
      <text:p text:style-name="P16">Starting from version <text:span text:style-name="T16">2.0</text:span>.0, AutomataCI package <text:span text:style-name="T13">Cargo</text:span> type in parallel execution.</text:p>
      <text:p text:style-name="P20"/>
      <text:h text:style-name="Heading_20_5" text:outline-level="5">Supported Platforms</text:h>
      <text:p text:style-name="P10">The current AutomataCI supported host platforms are shown in Table <text:sequence-ref text:reference-format="category-and-value" text:ref-name="refText0">1.1.1.1.1.1</text:sequence-ref>.</text:p>
      <text:p text:style-name="Table"><text:span text:style-name="T12">Table</text:span> <text:sequence text:ref-name="refText0" text:name="Text" text:formula="ooow:Text+1" style:num-format="1">1.1.1.1.1.1</text:sequence>: <text:span text:style-name="T16">Cargo</text:span><text:span text:style-name="T12"> packaging</text:span><text:span text:style-name="T6"> support status</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Platform</text:p>
          </table:table-cell>
          <table:table-cell table:style-name="Table2.A1" office:value-type="string">
            <text:p text:style-name="P7">Supported</text:p>
          </table:table-cell>
          <table:table-cell table:style-name="Table2.A1" office:value-type="string">
            <text:p text:style-name="P7">Tested</text:p>
          </table:table-cell>
          <table:table-cell table:style-name="Table2.D1" office:value-type="string">
            <text:p text:style-name="P7">Automated Test</text:p>
          </table:table-cell>
        </table:table-row>
        <table:table-row>
          <table:table-cell table:style-name="Table2.A2" office:value-type="string">
            <text:p text:style-name="P9">linux-amd64 (Debian)</text:p>
          </table:table-cell>
          <table:table-cell table:style-name="Table2.A2" office:value-type="string">
            <text:p text:style-name="P13">Yes</text:p>
          </table:table-cell>
          <table:table-cell table:style-name="Table2.A2" office:value-type="string">
            <text:p text:style-name="P13">Yes</text:p>
          </table:table-cell>
          <table:table-cell table:style-name="Table2.D2" office:value-type="string">
            <text:p text:style-name="P13">Yes</text:p>
          </table:table-cell>
        </table:table-row>
        <table:table-row>
          <table:table-cell table:style-name="Table2.A2" office:value-type="string">
            <text:p text:style-name="P9">linux-amd64 (Red Hat - Fedora)</text:p>
          </table:table-cell>
          <table:table-cell table:style-name="Table2.A2" office:value-type="string">
            <text:p text:style-name="P12">Yes</text:p>
          </table:table-cell>
          <table:table-cell table:style-name="Table2.A2" office:value-type="string">
            <text:p text:style-name="P12">No</text:p>
          </table:table-cell>
          <table:table-cell table:style-name="Table2.D2" office:value-type="string">
            <text:p text:style-name="P12">Yes</text:p>
          </table:table-cell>
        </table:table-row>
        <table:table-row>
          <table:table-cell table:style-name="Table2.A2" office:value-type="string">
            <text:p text:style-name="P9">darwin-amd64 (Intel-based MacOS)</text:p>
          </table:table-cell>
          <table:table-cell table:style-name="Table2.A2" office:value-type="string">
            <text:p text:style-name="P14">Yes</text:p>
          </table:table-cell>
          <table:table-cell table:style-name="Table2.A2" office:value-type="string">
            <text:p text:style-name="P13">Yes</text:p>
          </table:table-cell>
          <table:table-cell table:style-name="Table2.D2" office:value-type="string">
            <text:p text:style-name="P13">Yes</text:p>
          </table:table-cell>
        </table:table-row>
        <table:table-row>
          <table:table-cell table:style-name="Table2.A2" office:value-type="string">
            <text:p text:style-name="P9">windows-amd64 </text:p>
          </table:table-cell>
          <table:table-cell table:style-name="Table2.A2" office:value-type="string">
            <text:p text:style-name="P13">Yes</text:p>
          </table:table-cell>
          <table:table-cell table:style-name="Table2.A2" office:value-type="string">
            <text:p text:style-name="P13">Yes</text:p>
          </table:table-cell>
          <table:table-cell table:style-name="Table2.D2" office:value-type="string">
            <text:p text:style-name="P13">Yes</text:p>
          </table:table-cell>
        </table:table-row>
      </table:table>
      <text:p text:style-name="P10"/>
      <text:h text:style-name="P24" text:outline-level="5">Content Assembling Function</text:h>
      <text:p text:style-name="P11">The content assembling function is shown in Table <text:sequence-ref text:reference-format="category-and-value" text:ref-name="refText1">1.1.1.1.2.1</text:sequence-ref>.</text:p>
      <text:p text:style-name="Table"><text:span text:style-name="T12">Table</text:span> <text:sequence text:ref-name="refText1" text:name="Text" text:formula="ooow:Text+1" style:num-format="1">1.1.1.1.2.1</text:sequence>: <text:span text:style-name="T12">the content assembly function symbol for </text:span><text:span text:style-name="T16">Cargo</text:span><text:span text:style-name="T12"> packager</text:span></text:p>
      <table:table table:name="Table1" table:style-name="Table1">
        <table:table-column table:style-name="Table1.A"/>
        <table:table-row>
          <table:table-cell table:style-name="Table1.A1" office:value-type="string">
            <text:p text:style-name="P17"># POSIX Shell</text:p>
            <text:p text:style-name="P15"><text:span text:style-name="T7">PACKAGE</text:span><text:span text:style-name="T8">_A</text:span><text:span text:style-name="T7">ssemble_</text:span><text:span text:style-name="T11">CARGO</text:span><text:span text:style-name="T7">_</text:span><text:span text:style-name="T8">C</text:span><text:span text:style-name="T7">ontent</text:span>() {</text:p>
            <text:p text:style-name="P15"><text:tab/>_target="$1"</text:p>
            <text:p text:style-name="P15"><text:tab/>_directory="$2"</text:p>
            <text:p text:style-name="P15"><text:tab/>_target_name="$3"</text:p>
            <text:p text:style-name="P15"><text:tab/>_target_os="$4"</text:p>
            <text:p text:style-name="P15"><text:tab/>_target_arch="$5"</text:p>
            <text:p text:style-name="P15"/>
            <text:p text:style-name="P18"><text:tab/>…</text:p>
            <text:p text:style-name="P15">}</text:p>
          </table:table-cell>
        </table:table-row>
        <table:table-row>
          <table:table-cell table:style-name="Table1.A2" office:value-type="string">
            <text:p text:style-name="P17"># PowerShell</text:p>
            <text:p text:style-name="P15"><text:span text:style-name="T7">PACKAGE-Assemble-</text:span><text:span text:style-name="T11">CARGO</text:span><text:span text:style-name="T7">-Content</text:span> {</text:p>
            <text:p text:style-name="P15"><text:tab/>param(</text:p>
            <text:p text:style-name="P15"><text:tab/><text:tab/>[string]$_target,</text:p>
            <text:p text:style-name="P15"><text:tab/><text:tab/>[string]$_directory,</text:p>
            <text:p text:style-name="P15"><text:tab/><text:tab/>[string]$_target_name,</text:p>
            <text:p text:style-name="P15"><text:tab/><text:tab/>[string]$_target_os,</text:p>
            <text:p text:style-name="P15"><text:tab/><text:tab/>[string]$_target_arch</text:p>
            <text:p text:style-name="P15"><text:tab/><text:span text:style-name="T12">)</text:span></text:p>
            <text:p text:style-name="P15"/>
            <text:p text:style-name="P18"><text:tab/>…</text:p>
            <text:p text:style-name="P15">}</text:p>
          </table:table-cell>
        </table:table-row>
      </table:table>
      <text:p text:style-name="P19">The objectives are:</text:p>
      <text:list text:style-name="L2">
        <text:list-item>
          <text:p text:style-name="P28"><text:span text:style-name="T13">t</text:span>o assemble a buildable source codes consumable by Cargo and its build tools; AND</text:p>
        </text:list-item>
        <text:list-item>
          <text:p text:style-name="P28">to script the <text:span text:style-name="T2">${_directory}/Cargo.toml</text:span> crate file (specifically the <text:span text:style-name="T2">[package]</text:span> fields) based on the AutomataCI configurations used by Cargo externally at the end user side.</text:p>
        </text:list-item>
      </text:list>
      <text:p text:style-name="P22">The following return numbers to tell AutomataCI to perform the necessary actions:</text:p>
      <text:list text:style-name="L3">
        <text:list-item>
          <text:p text:style-name="P29"><text:soft-page-break/><text:span text:style-name="T10">1</text:span><text:span text:style-name="T7">0</text:span> – Tell AutomataCI to skip the packaging process.</text:p>
        </text:list-item>
        <text:list-item>
          <text:p text:style-name="P29"><text:span text:style-name="T7">0</text:span> – All good and proceed.</text:p>
        </text:list-item>
        <text:list-item>
          <text:p text:style-name="P29"><text:span text:style-name="T10">non-0</text:span> – Error is found.</text:p>
        </text:list-item>
      </text:list>
      <text:p text:style-name="P22"/>
      <text:h text:style-name="P26" text:outline-level="5"><text:span text:style-name="T12">Required Files</text:span></text:h>
      <text:p text:style-name="P11">This packager <text:span text:style-name="T13">has the following required files:</text:span></text:p>
      <text:list text:style-name="L4">
        <text:list-item>
          <text:p text:style-name="P30"><text:span text:style-name="T2">Cargo.toml</text:span> – template for generating the final <text:span text:style-name="T2">Cargo.toml</text:span> file.</text:p>
        </text:list-item>
      </text:list>
      <text:p text:style-name="P8">IMPORTANT NOTE</text:p>
      <text:p text:style-name="Frame_20_contents">The original <text:span text:style-name="T2">Cargo.toml</text:span> file (residing in <text:span text:style-name="T2">$PROJECT_RUST</text:span> directory) is used for operating Rust crate as usual <text:span text:style-name="T5">with the [package] fields ignored</text:span>. <text:span text:style-name="T7">A special commented flag (# [AUTOMATACI BEGIN]) MUST be specified to tell AutomataCI to append anything lines after it during the </text:span><text:span text:style-name="T4">Cargo.toml</text:span><text:span text:style-name="T7"> file generation</text:span>.</text:p>
      <text:p text:style-name="Frame_20_contents">The sole reason for regenerating <text:span text:style-name="T2">Cargo.toml</text:span> file during packaging is to make sure the <text:span text:style-name="T5">[package]</text:span> fields contain the <text:span text:style-name="T7">CONFIG.toml</text:span> project metadata values consistently across all other technological implementations.</text:p>
      <text:p text:style-name="Frame_20_contents">AutomataCI shall run Cargo to validate the assembled package before staging it for Release CI job. Should there be any errors reported by Cargo, it should be resolved using your Rust programming language <text:span text:style-name="T13">domain </text:span>knowledge.</text:p>
      <text:p text:style-name="Text_20_body"/>
      <text:h text:style-name="P25" text:outline-level="5">Testing Package</text:h>
      <text:p text:style-name="P21">At the moment, Rust does not provide a testable way to test the Cargo package. The current practice is to push it against a test package in the registry and manually test 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Regular" style:font-family-generic="roman" style:font-pitch="variable"/>
    <style:font-face style:name="Noto Serif Mono" svg:font-family="'Noto Serif Mono'" style:font-adornments="Regular" style:font-family-generic="roman"/>
    <style:font-face style:name="Noto Serif Mono CJK SC" svg:font-family="'Noto Serif Mono CJK SC'" style:font-adornments="Regular" style:font-family-generic="roman"/>
    <style:font-face style:name="Noto Serif1" svg:font-family="'Noto Serif'"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Noto Serif1" fo:font-family="'Noto Serif'" style:font-style-name="Regular" style:font-family-generic="roman" style:font-pitch="variable" style:font-name-asian="Noto Serif CJK SC Light" style:font-family-asian="'Noto Serif CJK SC Light'" style:font-style-name-asian="Regular" style:font-family-generic-asian="roman" style:font-pitch-asian="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erif1" fo:font-family="'Noto Serif'" style:font-style-name="Regular" style:font-family-generic="roman" style:font-pitch="variable"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false" fo:line-height="115%" style:register-true="false"/>
      <style:text-properties style:font-weight-asian="250"/>
    </style:style>
    <style:style style:name="List" style:family="paragraph" style:parent-style-name="Text_20_body" style:class="list">
      <style:text-properties style:font-name="Noto Sans" fo:font-family="'Noto Sans'" style:font-family-generic="swiss" fo:font-size="10pt" style:font-name-asian="Noto Sans CJK SC Light" style:font-family-asian="'Noto Sans CJK SC Light'" style:font-family-generic-asian="swiss"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style:font-weight-asian="250"/>
    </style:style>
    <style:style style:name="Index" style:family="paragraph" style:parent-style-name="Standard" style:class="index">
      <style:paragraph-properties text:number-lines="false" text:line-number="0"/>
      <style:text-properties style:font-name="Noto Serif1" fo:font-family="'Noto Serif'" style:font-style-name="Regular" style:font-family-generic="roman" style:font-pitch="variable" fo:font-size="10pt" fo:language="zxx" fo:country="none" style:font-name-asian="Noto Serif CJK SC Light" style:font-family-asian="'Noto Serif CJK SC Light'" style:font-style-name-asian="Regular" style:font-family-generic-asian="roman" style:font-pitch-asian="variable"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Noto Serif" fo:font-family="'Noto Serif'" style:font-style-name="Bold" style:font-family-generic="roman" style:font-pitch="variable" fo:font-size="13pt" fo:font-weight="bold" style:font-name-asian="Noto Serif CJK SC" style:font-family-asian="'Noto Serif CJK SC'" style:font-family-generic-asian="system" style:font-pitch-asian="variable" style:font-size-asian="13pt" style:font-weight-asian="bold" style:font-name-complex="Noto Sans Devanagari" style:font-family-complex="'Noto Sans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Noto Serif Mono" fo:font-family="'Noto Serif Mono'" style:font-style-name="Regular" style:font-family-generic="roman" fo:font-size="10pt" style:font-name-asian="Noto Serif Mono CJK SC" style:font-family-asian="'Noto Serif Mono CJK SC'" style:font-style-name-asian="Regular" style:font-family-generic-asian="roman"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3pt" fo:font-style="normal" fo:font-weight="bold" style:font-size-asian="13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3pt" fo:font-weight="bold" style:font-size-asian="13pt" style:font-weight-asian="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3pt" fo:font-style="normal" fo:font-weight="bold" style:font-size-asian="13pt" style:font-style-asian="normal" style:font-weight-asian="bold" style:font-size-complex="10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normal" fo:font-weight="bold" style:font-size-asian="13pt" style:font-style-asian="normal"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 style:family="paragraph" style:parent-style-name="Caption" style:class="extra">
      <style:paragraph-properties fo:text-align="center" style:justify-single-word="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0.14pt solid #808080" text:number-lines="false" text:line-number="0" style:join-border="false"/>
      <style:text-properties fo:font-size="2pt" style:font-size-asian="2pt" style:font-size-complex="6pt"/>
    </style:style>
    <style:style style:name="Frame_20_contents" style:display-name="Frame contents" style:family="paragraph" style:parent-style-name="Standard" style:class="extra">
      <style:paragraph-properties fo:margin-top="0in" fo:margin-bottom="0.15in" style:contextual-spacing="false" fo:line-height="115%" fo:padding="0.0201in" fo:border="0.06pt solid #666666">
        <style:tab-stops/>
      </style:paragraph-properties>
    </style:style>
    <style:style style:name="Text" style:family="paragraph" style:parent-style-name="Caption" style:class="extra">
      <style:paragraph-properties fo:text-align="center" style:justify-single-word="false"/>
    </style:style>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75in" fo:text-indent="-0.75in" fo:margin-left="0.75in"/>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75in" fo:text-indent="-0.75in" fo:margin-left="0.75in"/>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text:list-tab-stop-position="1in" fo:text-indent="-1in" fo:margin-left="1in"/>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text:list-tab-stop-position="1in" fo:text-indent="-1in" fo:margin-left="1in"/>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text:list-tab-stop-position="1.25in" fo:text-indent="-1.25in" fo:margin-left="1.25in"/>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text:list-tab-stop-position="1.5in" fo:text-indent="-1.5in" fo:margin-left="1.5in"/>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text:list-tab-stop-position="1.75in" fo:text-indent="-1.75in" fo:margin-left="1.75in"/>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text:list-tab-stop-position="2in" fo:text-indent="-2in" fo:margin-left="2in"/>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listtab" text:list-tab-stop-position="2in" fo:text-indent="-2in" fo:margin-left="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8pt" officeooo:paragraph-rsid="0015a564" style:font-size-asian="8pt" style:font-size-complex="8pt"/>
    </style:style>
    <style:style style:name="MP2" style:family="paragraph" style:parent-style-name="Header">
      <style:text-properties fo:font-size="8pt" style:font-size-asian="7pt" style:font-size-complex="8pt"/>
    </style:style>
    <style:style style:name="MP3" style:family="paragraph" style:parent-style-name="Footer">
      <style:paragraph-properties fo:text-align="center" style:justify-single-word="false"/>
      <style:text-properties fo:font-size="8pt" style:font-size-asian="8pt" style:font-size-complex="8pt"/>
    </style:style>
    <style:style style:name="MP4" style:family="paragraph" style:parent-style-name="Header">
      <style:paragraph-properties fo:text-align="end" style:justify-single-word="false"/>
      <style:text-properties fo:font-size="8pt" officeooo:paragraph-rsid="0005e54c" style:font-size-asian="7pt" style:font-size-complex="8pt"/>
    </style:style>
    <style:style style:name="MP5" style:family="paragraph" style:parent-style-name="Horizontal_20_Line">
      <style:paragraph-properties fo:text-align="end" style:justify-single-word="false"/>
      <style:text-properties officeooo:paragraph-rsid="0005e54c"/>
    </style:style>
    <style:style style:name="MP6" style:family="paragraph" style:parent-style-name="Footer">
      <style:paragraph-properties fo:text-align="center" style:justify-single-word="false"/>
      <style:text-properties fo:font-size="8pt" officeooo:paragraph-rsid="00037b26" style:font-size-asian="8pt" style:font-size-complex="8pt"/>
    </style:style>
    <style:style style:name="MT1" style:family="text">
      <style:text-properties officeooo:rsid="00036993"/>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0%" draw:fill-image-height="100%"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none" draw:background-size="full" draw:fill-color="#729fcf"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next-style-name="Left_20_Page">
      <style:footer>
        <text:p text:style-name="MP1"><text:page-number text:select-page="current">1</text:page-number><text:s/>of <text:page-count>4</text:page-count></text:p>
      </style:footer>
    </style:master-page>
    <style:master-page style:name="Left_20_Page" style:display-name="Left Page" style:page-layout-name="Mpm2" draw:style-name="Mdp2" style:next-style-name="Right_20_Page">
      <style:header>
        <text:p text:style-name="MP2"><text:title>AutomataCI Engineering Specification</text:title><text:s/>- <text:subject>The handbook for operating AutomataCI</text:subject></text:p>
        <text:p text:style-name="Horizontal_20_Line"/>
      </style:header>
      <style:footer>
        <text:p text:style-name="MP3"><text:page-number text:select-page="current">2</text:page-number><text:s/><text:span text:style-name="MT1">of </text:span><text:page-count>4</text:page-count></text:p>
      </style:footer>
    </style:master-page>
    <style:master-page style:name="Right_20_Page" style:display-name="Right Page" style:page-layout-name="Mpm3" draw:style-name="Mdp2" style:next-style-name="Left_20_Page">
      <style:header>
        <text:p text:style-name="MP4"><text:subject>The handbook for operating AutomataCI</text:subject><text:s/>- <text:title>AutomataCI Engineering Specification</text:title></text:p>
        <text:p text:style-name="MP5"/>
      </style:header>
      <style:footer>
        <text:p text:style-name="MP6"><text:page-number text:select-page="current">3</text:page-number><text:s/><text:span text:style-name="MT1">of </text:span><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20:33:18.290177163</meta:creation-date>
    <dc:title>AutomataCI Engineering Specification</dc:title>
    <meta:generator>LibreOffice/7.6.2.1$Linux_X86_64 LibreOffice_project/56f7684011345957bbf33a7ee678afaf4d2ba333</meta:generator>
    <meta:editing-duration>PT23H40M53S</meta:editing-duration>
    <meta:editing-cycles>51</meta:editing-cycles>
    <dc:subject>The handbook for operating AutomataCI</dc:subject>
    <meta:initial-creator>Kean Ho Chew</meta:initial-creator>
    <meta:keyword>AutomataCI</meta:keyword>
    <meta:keyword>English</meta:keyword>
    <meta:print-date>2023-11-17T21:12:35.832553184</meta:print-date>
    <meta:printed-by>PDF files: Kean Ho Chew</meta:printed-by>
    <dc:date>2023-12-06T17:58:27.890254746</dc:date>
    <dc:creator>Kean Ho Chew</dc:creator>
    <meta:document-statistic meta:table-count="2" meta:image-count="0" meta:object-count="0" meta:page-count="4" meta:paragraph-count="74" meta:word-count="422" meta:character-count="3147" meta:non-whitespace-character-count="2790"/>
    <meta:template xlink:type="simple" xlink:actuate="onRequest" xlink:title="Official Book" xlink:href="../../templates/Book.ott" meta:date="2023-11-17T20:33:17.245827505"/>
  </office:meta>
</office:document-meta>
</file>